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.4791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text-indent="0.4898in" style:auto-text-indent="false"/>
    </style:style>
    <style:style style:name="P10" style:family="paragraph" style:parent-style-name="Standard">
      <style:paragraph-properties fo:margin-left="0in" fo:margin-right="0in" fo:text-indent="0.4898in" style:auto-text-indent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rting “Battle Game” from Python to C++ Part 3</text:p>
      <text:p text:style-name="Standard"/>
      <text:h text:style-name="Heading_20_1" text:outline-level="1">Spec:</text:h>
      <text:p text:style-name="P9">In the final version of Battle Game, we are going to again refactor the code to include Classes, and File I/O. This time, main.py, equipment.py, and player.py are included files.</text:p>
      <text:p text:style-name="P9"/>
      <text:p text:style-name="P6">Equipment and Player objects – Classes </text:p>
      <text:p text:style-name="P9">This time around we're going to encapsulate the equipment information and player information into classes. Each will have a set of member variables and functions.</text:p>
      <text:p text:style-name="P9"/>
      <text:p text:style-name="P5"><text:span text:style-name="T3">Scripting Equipment – File I/O</text:span></text:p>
      <text:p text:style-name="P9">We are going to store the equipment's information in a text file this time around, and load it in at the beginning of the game. <text:s/>We will store the equipment in an array, and assume that there will be no more than 5 pieces of equipment available.</text:p>
      <text:p text:style-name="P9"/>
      <text:h text:style-name="Heading_20_1" text:outline-level="1">Tips</text:h>
      <text:p text:style-name="P7">Work on this <text:span text:style-name="T4">a little bit at a time</text:span></text:p>
      <text:p text:style-name="P7"><text:span text:style-name="T6">Also remember to commit &amp; sync after each major change!</text:span></text:p>
      <text:p text:style-name="P8"><text:span text:style-name="T5">That way, if you goof something up, you have a backup to fall back on, or at least to reference.</text:span></text:p>
      <text:p text:style-name="P7"><text:span text:style-name="T6"/></text:p>
      <text:p text:style-name="P9"><text:span text:style-name="T5">First work on adding an </text:span><text:span text:style-name="T6">Equipment</text:span><text:span text:style-name="T7"> class and completely gutting the old Equipment system. Don't bother with File I/O or the player class until this part is done.</text:span></text:p>
      <text:p text:style-name="P9"><text:span text:style-name="T7">Then work on replacing the player class, and then finally adding in the file I/O to load in equipment information!</text:span></text:p>
      <text:p text:style-name="P10"><text:span text:style-name="T5"/></text:p>
      <text:h text:style-name="Heading_20_1" text:outline-level="1">Dates:</text:h>
      <text:p text:style-name="Standard">Assigned:<text:tab/>2013-06-27<text:tab/>Thursday</text:p>
      <text:p text:style-name="Standard">Due:<text:tab/><text:tab/>2013-07-09<text:tab/><text:span text:style-name="T3">Tuesday</text:span> at 11:59 pm</text:p>
      <text:p text:style-name="Standard"><text:tab/><text:tab/><text:tab/><text:tab/>The Thursday following June 27 is the 4th of July, so I'm going to extend <text:tab/><text:tab/><text:tab/><text:tab/><text:tab/>this to Tuesday the 9th.</text:p>
      <text:p text:style-name="Standard"/>
      <text:p text:style-name="P4">Make sure that your source code is <text:span text:style-name="T1">committed</text:span><text:span text:style-name="T2"> and </text:span><text:span text:style-name="T1">synced</text:span><text:span text:style-name="T2"> to your student GitHub account. You do not need to turn in the code via Blackboard or anything el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fo:font-weight="bold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CS 201 Problem Solving &amp; Programming II</text:p>
            </table:table-cell>
            <table:table-cell table:style-name="Table3.A1" office:value-type="string">
              <text:p text:style-name="MP1">Assignment 3</text:p>
            </table:table-cell>
          </table:table-row>
        </table:table>
        <text:p text:style-name="Header"/>
      </style:header>
      <style:footer>
        <text:p text:style-name="MP2">Last updated 2013-06-0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6:36:01</meta:creation-date>
    <meta:generator>LibreOffice/3.5$Linux_X86_64 LibreOffice_project/350m1$Build-2</meta:generator>
    <dc:date>2013-06-03T13:06:14</dc:date>
    <meta:editing-duration>PT58M25S</meta:editing-duration>
    <meta:editing-cycles>71</meta:editing-cycles>
    <meta:document-statistic meta:table-count="1" meta:image-count="0" meta:object-count="0" meta:page-count="1" meta:paragraph-count="21" meta:word-count="282" meta:character-count="1578" meta:non-whitespace-character-count="1305"/>
  </office:meta>
</office:document-meta>
</file>